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600000164BB271BAE.png" manifest:media-type="image/png"/>
  <manifest:file-entry manifest:full-path="Pictures/10000201000001E600000164EF343A35.png" manifest:media-type="image/png"/>
  <manifest:file-entry manifest:full-path="Pictures/10000201000003C0000003FF72852BCC.png" manifest:media-type="image/png"/>
  <manifest:file-entry manifest:full-path="Pictures/10000201000001E600000164568FC081.png" manifest:media-type="image/png"/>
  <manifest:file-entry manifest:full-path="Pictures/10000201000001E600000164EEC470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745" officeooo:paragraph-rsid="0019c7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ael Bayard 2017/2018 Réseau L2 Info – Tp5</text:p>
      <text:p text:style-name="P1"/>
      <text:p text:style-name="P1"><draw:frame draw:style-name="fr2" draw:name="Image1" text:anchor-type="paragraph" svg:width="15.718cm" svg:height="11.513cm" draw:z-index="1"><draw:image xlink:href="Pictures/10000201000001E600000164EEC47087.png" xlink:type="simple" xlink:show="embed" xlink:actuate="onLoad"/></draw:frame></text:p>
      <text:p text:style-name="P1"/>
      <text:p text:style-name="P1"/>
      <text:p text:style-name="P1"><draw:frame draw:style-name="fr2" draw:name="Image3" text:anchor-type="paragraph" svg:width="15.602cm" svg:height="11.428cm" draw:z-index="2"><draw:image xlink:href="Pictures/10000201000001E600000164568FC081.png" xlink:type="simple" xlink:show="embed" xlink:actuate="onLoad"/></draw:frame></text:p>
      <text:p text:style-name="P1"><draw:frame draw:style-name="fr1" draw:name="Image2" text:anchor-type="paragraph" svg:x="-1.695cm" svg:y="0.176cm" svg:width="20.466cm" svg:height="21.809cm" draw:z-index="0"><draw:image xlink:href="Pictures/10000201000003C0000003FF72852BC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width="15.584cm" svg:height="11.416cm" draw:z-index="3"><draw:image xlink:href="Pictures/10000201000001E600000164EF343A35.png" xlink:type="simple" xlink:show="embed" xlink:actuate="onLoad"/></draw:frame><text:soft-page-break/></text:p>
      <text:p text:style-name="P1"/>
      <text:p text:style-name="P1"><draw:frame draw:style-name="fr2" draw:name="Image5" text:anchor-type="paragraph" svg:width="15.924cm" svg:height="11.665cm" draw:z-index="4"><draw:image xlink:href="Pictures/10000201000001E600000164BB271B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iun </meta:initial-creator>
    <meta:creation-date>2017-11-06T09:22:36.896746333</meta:creation-date>
    <dc:date>2017-11-06T11:24:09.812368116</dc:date>
    <dc:creator>dsiun </dc:creator>
    <meta:editing-duration>PT40S</meta:editing-duration>
    <meta:editing-cycles>2</meta:editing-cycles>
    <meta:generator>LibreOffice/4.3.3.2$Linux_X86_64 LibreOffice_project/430m0$Build-2</meta:generator>
    <meta:document-statistic meta:table-count="0" meta:image-count="5" meta:object-count="0" meta:page-count="3" meta:paragraph-count="1" meta:word-count="7" meta:character-count="47" meta:non-whitespace-character-count="40"/>
  </office:meta>
</office:document-meta>
</file>